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34b8" officeooo:paragraph-rsid="000134b8"/>
    </style:style>
    <style:style style:name="P2" style:family="paragraph" style:parent-style-name="Standard">
      <style:text-properties officeooo:rsid="000134b8" officeooo:paragraph-rsid="00021f2f"/>
    </style:style>
    <style:style style:name="P3" style:family="paragraph" style:parent-style-name="Standard">
      <style:text-properties officeooo:rsid="00021f2f" officeooo:paragraph-rsid="00021f2f"/>
    </style:style>
    <style:style style:name="P4" style:family="paragraph" style:parent-style-name="Standard">
      <style:text-properties officeooo:rsid="00021f2f" officeooo:paragraph-rsid="00021ff3"/>
    </style:style>
    <style:style style:name="P5" style:family="paragraph" style:parent-style-name="Standard">
      <style:text-properties officeooo:rsid="00021ff3" officeooo:paragraph-rsid="00021ff3"/>
    </style:style>
    <style:style style:name="P6" style:family="paragraph" style:parent-style-name="Standard">
      <style:text-properties officeooo:rsid="00021ff3" officeooo:paragraph-rsid="00022d13"/>
    </style:style>
    <style:style style:name="T1" style:family="text">
      <style:text-properties officeooo:rsid="00021f2f"/>
    </style:style>
    <style:style style:name="T2" style:family="text">
      <style:text-properties officeooo:rsid="00021ff3"/>
    </style:style>
    <style:style style:name="T3" style:family="text">
      <style:text-properties officeooo:rsid="00022d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!!!ТОРТА ЗА ВСИЧКИ УЧАСТНИЦИ!!!</text:p>
      <text:p text:style-name="P1"/>
      <text:p text:style-name="P2">Надявам се да привлякох вниманието ви :) Който не се е досетил, става въпрос за <text:span text:style-name="T1">турнира “За тортата на директора”, който ще се състои за 5та поредна година, като за първи ще се провежда като “Седмица на тортите”. Какво означава това?</text:span></text:p>
      <text:p text:style-name="P2"/>
      <text:p text:style-name="P2"><text:span text:style-name="T1">7 дисциплини</text:span></text:p>
      <text:p text:style-name="P3">7 състезания</text:p>
      <text:p text:style-name="P2">7 дни</text:p>
      <text:p text:style-name="P2">СМГ</text:p>
      <text:p text:style-name="P5">Интересни задачи</text:p>
      <text:p text:style-name="P5">Нестандартен формат</text:p>
      <text:p text:style-name="P2">!!!ТОРТА ЗА ВСИЧКИ УЧАСТНИЦИ!!!</text:p>
      <text:p text:style-name="P3">Краят на април</text:p>
      <text:p text:style-name="P3">Очакваме ви :)</text:p>
      <text:p text:style-name="P4"/>
      <text:p text:style-name="P4">???<text:span text:style-name="T2">ПОВЕЧЕ ЗА СЪСТЕЗАНИЯТА</text:span>???</text:p>
      <text:p text:style-name="P4"><text:span text:style-name="T2">Щ</text:span>е има състезания по 7 дисциплини.</text:p>
      <text:p text:style-name="P4">Ще се проведат утвърдилите се състезания по МАТЕМАТИКА, ИНФОРМАТИКА, ФИЗИКА, ХИМИЯ и ИСТОРИЯ.</text:p>
      <text:p text:style-name="P4">И за първа година ще има състезания по МАТЕМАТИЧЕСКА ЛИНГВИСТИКА и БИОЛОГИЯ.</text:p>
      <text:p text:style-name="P4"/>
      <text:p text:style-name="P4"><text:span text:style-name="T2">Едни от най-добрите състезатели в България</text:span> организират <text:span text:style-name="T2">състезанията. Задачите ще са на ниво, но също така ще са интересни и забавни. Освен това “Седмица на тортите” няма да е поредната национална олим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.</text:span></text:p>
      <text:p text:style-name="P4"/>
      <text:p text:style-name="P1">???КОГА???</text:p>
      <text:p text:style-name="P2"><text:span text:style-name="T1">К</text:span>раят на април, точн<text:span text:style-name="T1">ите</text:span> дат<text:span text:style-name="T1">и на всички състезания </text:span>ще обявим на 1 март. <text:span text:style-name="T1">Състезанията ще са разпределени в различни дни, за да може най-надъханите от вас да участват във всички.</text:span></text:p>
      <text:p text:style-name="P2"/>
      <text:p text:style-name="P1">???КЪДЕ???</text:p>
      <text:p text:style-name="P1">Както <text:span text:style-name="T1">до сега, </text:span>СМГ <text:span text:style-name="T1">ще е домакин.</text:span></text:p>
      <text:p text:style-name="P1"><text:span text:style-name="T1">Т</text:span>очен адрес:</text:p>
      <text:p text:style-name="P1">Софийска математическа гимназия “Паисий Хилендарски”</text:p>
      <text:p text:style-name="P1">София, ул. Искър</text:p>
      <text:p text:style-name="P3"/>
      <text:p text:style-name="P3">???ЗАПИСВАНЕ???</text:p>
      <text:p text:style-name="P3">Записването ще започне на 1 март. Ще е отделно за всяко състезание. Може да участвате в колкото искате, няма ограничение. Следете сайта ни за актуална информация.</text:p>
      <text:p text:style-name="P3"/>
      <text:p text:style-name="P3">???НАГРАДИ???</text:p>
      <text:p text:style-name="P2">!!!ТОРТА ЗА ВСИЧКИ УЧАСТНИЦИ!!!</text:p>
      <text:p text:style-name="P3">Ще има и други интересни награди, участвайте, за да разберете :)</text:p>
      <text:p text:style-name="P1"/>
      <text:p text:style-name="P1"/>
      <text:p text:style-name="P3">???ИНТЕРЕСНО???</text:p>
      <text:p text:style-name="P6">Състезанието се е провеждало преди много години, но за съжаление е прекъснало. Обаче през 2016 г. випуск 97 възобновиха традицията и отново започва да се провежда турнира “За <text:soft-page-break/>тортата на директора”. По традиция се организира от някои ученици от 12 клас от СМГ, <text:span text:style-name="T3">защото искат да предадат нататък състезателния дух и да разпалят интереса към различни дисциплини.</text:span></text:p>
      <text:p text:style-name="P6"/>
      <text:p text:style-name="P6"><text:span text:style-name="T3">През 2016 г. състезания е имало </text:span>само <text:span text:style-name="T3">по </text:span>МАТЕМАТИКА и ИНФОРМАТИКА.</text:p>
      <text:p text:style-name="P5">През 2017 г. <text:span text:style-name="T3">се добавя по ФИЗИКА.</text:span></text:p>
      <text:p text:style-name="P5"><text:span text:style-name="T3">През </text:span>2018 <text:span text:style-name="T3">г. - ХИМИЯ.</text:span></text:p>
      <text:p text:style-name="P5"><text:span text:style-name="T3">През </text:span>2019 <text:span text:style-name="T3">г. - ИСТОРИЯ.</text:span></text:p>
      <text:p text:style-name="P5"><text:span text:style-name="T3">Сега е наш ред и през </text:span>2020 <text:span text:style-name="T3">г. Добавяме МАТЕМАТИЧЕСКА ЛИНГВИСТИКА и БИОЛОГИЯ. И всички състезания ще се проведат в една седмица в края на Април месец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3:50:51.293301808</meta:creation-date>
    <dc:date>2019-12-31T01:00:31.476170756</dc:date>
    <meta:editing-duration>PT7M28S</meta:editing-duration>
    <meta:editing-cycles>1</meta:editing-cycles>
    <meta:document-statistic meta:table-count="0" meta:image-count="0" meta:object-count="0" meta:page-count="2" meta:paragraph-count="35" meta:word-count="370" meta:character-count="2306" meta:non-whitespace-character-count="1971"/>
    <meta:generator>LibreOffice/6.0.7.3$Linux_X86_64 LibreOffice_project/00m0$Build-3</meta:generator>
  </office:meta>
</office:document-meta>
</file>